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fo:font-size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anonymous_element_9"/>Tarea para el 29 de enero</text:h>
      <text:p text:style-name="Text_20_body"/>
      <text:p text:style-name="P1">Repasar las ideas y los tópicos principales que discutimos en clase el viernes. Usarlos para guiar su lectura del segundo acto.</text:p>
      <text:p text:style-name="Text_20_body"/>
      <text:p text:style-name="P1">Leer las escenas V-VI [pág. 39 hasta la acotación (pág. 52) que empieza “ESTRELLA y SALINAS quedan sentados…”] y preparar observaciones desarrolladas y basadas en evidencia textual para hacer lo siguiente.</text:p>
      <text:p text:style-name="Text_20_body"/>
      <text:p text:style-name="P1">1. Explicar los diferentes cambios notados en estas escenas. </text:p>
      <text:p text:style-name="P1">2. Teniendo en cuenta tanto el primer acto como estas escenas, caracterizar la relación entre César y Elena y las perspectivas del mundo que cada uno encarna.</text:p>
      <text:p text:style-name="P1">3. Comentar el desarrollo del tópico de la verdad y la mentira. Pensar en la discusión de este tópico en el primer acto.</text:p>
      <text:p text:style-name="P1">4. Comparar el carácter de Julia y Miguel a base de sus reacciones al leer lo que publica el periódico.</text:p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7T11:10:19.330427000</meta:creation-date>
    <dc:date>2018-01-27T11:11:30.753468000</dc:date>
    <meta:editing-duration>PT1M15S</meta:editing-duration>
    <meta:editing-cycles>1</meta:editing-cycles>
    <meta:document-statistic meta:table-count="0" meta:image-count="0" meta:object-count="0" meta:page-count="1" meta:paragraph-count="7" meta:word-count="137" meta:character-count="799" meta:non-whitespace-character-count="668"/>
    <meta:generator>LibreOffice/5.2.5.1$MacOSX_X86_64 LibreOffice_project/0312e1a284a7d50ca85a365c316c7abbf20a4d22</meta:generator>
  </office:meta>
</office:document-meta>
</file>